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Nimbus Mono L" svg:font-family="'Nimbus Mono L', 'Courier New'" style:font-family-generic="modern"/>
    <style:font-face style:name="DejaVu Sans" svg:font-family="'DejaVu Sans'" style:font-pitch="variable"/>
    <style:font-face style:name="DejaVu Sans Condensed" svg:font-family="'DejaVu Sans Condense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Condensed1" svg:font-family="'DejaVu Sans Condensed'" style:font-family-generic="swiss" style:font-pitch="variable"/>
    <style:font-face style:name="Tahoma" svg:font-family="Tahoma"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master-page-name="Standard">
      <style:paragraph-properties fo:margin-left="0in" fo:margin-right="0in" fo:text-align="justify" style:justify-single-word="false" fo:text-indent="0.4917in" style:auto-text-indent="false"/>
    </style:style>
    <style:style style:name="P2" style:family="paragraph" style:parent-style-name="Plain_20_Text">
      <style:paragraph-properties fo:text-align="justify" style:justify-single-word="false"/>
      <style:text-properties style:font-name="Times New Roman" fo:font-size="12pt" fo:language="en" fo:country="US" style:font-size-asian="12pt" style:font-name-complex="Times New Roman" style:font-size-complex="12pt"/>
    </style:style>
    <style:style style:name="P3" style:family="paragraph" style:parent-style-name="Plain_20_Text">
      <style:paragraph-properties fo:text-align="justify" style:justify-single-word="false"/>
    </style:style>
    <style:style style:name="P4" style:family="paragraph" style:parent-style-name="Plain_20_Text">
      <style:text-properties style:font-name="Times New Roman" fo:font-size="14pt" fo:language="en" fo:country="US" fo:font-weight="bold" style:font-size-asian="14pt" style:font-weight-asian="bold" style:font-name-complex="Times New Roman" style:font-size-complex="14pt"/>
    </style:style>
    <style:style style:name="P5" style:family="paragraph" style:parent-style-name="Plain_20_Text">
      <style:text-properties style:font-name="Times New Roman" fo:font-size="14pt" fo:font-weight="bold" style:font-size-asian="14pt" style:font-weight-asian="bold" style:font-name-complex="Times New Roman" style:font-size-complex="14pt"/>
    </style:style>
    <style:style style:name="P6" style:family="paragraph" style:parent-style-name="Plain_20_Text">
      <style:text-properties fo:font-size="14pt" style:font-size-asian="14pt" style:font-size-complex="14pt"/>
    </style:style>
    <style:style style:name="P7" style:family="paragraph" style:parent-style-name="Plain_20_Text">
      <style:text-properties style:font-name="Times New Roman" fo:font-size="12pt" style:font-size-asian="12pt" style:font-name-complex="Times New Roman" style:font-size-complex="12pt"/>
    </style:style>
    <style:style style:name="T1" style:family="text">
      <style:text-properties style:font-name="Times New Roman" fo:font-size="14pt" fo:language="en" fo:country="US" fo:font-weight="bold" style:font-size-asian="14pt" style:font-weight-asian="bold" style:font-name-complex="Times New Roman" style:font-size-complex="14pt"/>
    </style:style>
    <style:style style:name="T2" style:family="text">
      <style:text-properties style:font-name="Times New Roman" fo:font-size="14pt" fo:font-weight="bold" style:font-size-asian="14pt" style:font-weight-asian="bold" style:font-name-complex="Times New Roman" style:font-size-complex="14pt"/>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fo:language="en" fo:country="US" style:font-size-asian="12pt" style:font-name-complex="Times New Roman" style:font-size-complex="12pt"/>
    </style:style>
    <style:style style:name="T5" style:family="text">
      <style:text-properties style:font-name="Times New Roman" fo:font-size="12pt" fo:font-style="italic" style:font-size-asian="12pt" style:font-style-asian="italic" style:font-name-complex="Times New Roman" style:font-size-complex="12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ask</text:span><text:span text:style-name="T2"> D</text:span><text:span text:style-name="T1">.</text:span><text:span text:style-name="T2"> COMPLEX ANALYSIS </text:span></text:p>
      <text:p text:style-name="P2"/>
      <text:p text:style-name="P3"><text:span text:style-name="T3">Stancho is teaching Complex Analysis 3 in FMI. One day Pancho told him, that each student is different. Stancho could not believe this fact, (he always thought that all the students are the same dumb future programmers) so he wanted to check it. He selected P different problems, and gave them to his S students. Based on the solved problems, Stancho wants to know, how many "different" students he has.</text:span><text:span text:style-name="T4"> </text:span><text:span text:style-name="T3">Students are numbered 1 to </text:span><text:span text:style-name="T5">S</text:span><text:span text:style-name="T3"> and problems from 1 to </text:span><text:span text:style-name="T5">P</text:span><text:span text:style-name="T3">. </text:span></text:p>
      <text:p text:style-name="P3"><text:span text:style-name="T3">Standard input consists of several test cases. Each of them consist of a line containing </text:span><text:span text:style-name="T5">S</text:span><text:span text:style-name="T3">, </text:span><text:span text:style-name="T5">P</text:span><text:span text:style-name="T3"> and </text:span><text:span text:style-name="T5">C</text:span><text:span text:style-name="T3"> followed by </text:span><text:span text:style-name="T5">C</text:span><text:span text:style-name="T3"> lines, containing a pair of integers i and j, indicating that student i has solved problem j. </text:span></text:p>
      <text:p text:style-name="P3"><text:span text:style-name="T4">F</text:span><text:span text:style-name="T3">or each test case write on the standard output a line </text:span><text:span text:style-name="T4">with </text:span><text:span text:style-name="T3">how many different students are represented in the input. Two students are the same (dumb future programmers) <text:s/>only if they solved exactly the same set of problems. You may assume that </text:span><text:span text:style-name="T5">P</text:span><text:span text:style-name="T3"> &lt; 100 and </text:span><text:span text:style-name="T5">S</text:span><text:span text:style-name="T3"> &lt; 100.</text:span></text:p>
      <text:p text:style-name="P4"/>
      <text:p text:style-name="P5">Sample Input</text:p>
      <text:p text:style-name="P6">3 4 6</text:p>
      <text:p text:style-name="P6">1 2</text:p>
      <text:p text:style-name="P6">3 3</text:p>
      <text:p text:style-name="P6">1 3</text:p>
      <text:p text:style-name="P6">2 2</text:p>
      <text:p text:style-name="P6">3 2</text:p>
      <text:p text:style-name="P6">2 4</text:p>
      <text:p text:style-name="P7"/>
      <text:p text:style-name="P5">Sample Output</text:p>
      <text:p text:style-name="P6">2</text:p>
      <text:p text:style-name="P7"/>
      <text:p text:style-name="P7"/>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Nimbus Mono L" svg:font-family="'Nimbus Mono L', 'Courier New'" style:font-family-generic="modern"/>
    <style:font-face style:name="DejaVu Sans" svg:font-family="'DejaVu Sans'" style:font-pitch="variable"/>
    <style:font-face style:name="DejaVu Sans Condensed" svg:font-family="'DejaVu Sans Condensed'"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DejaVu Sans Condensed1" svg:font-family="'DejaVu Sans Condensed'" style:font-family-generic="swiss" style:font-pitch="variable"/>
    <style:font-face style:name="Tahoma" svg:font-family="Tahoma"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Nimbus Roman No9 L" fo:language="en" fo:country="US" style:font-name-asian="DejaVu San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orphans="0" fo:widows="0" fo:hyphenation-ladder-count="no-limit"/>
      <style:text-properties style:font-name="Nimbus Mono L" fo:font-size="10pt" fo:language="en" fo:country="US" style:font-name-asian="Nimbus Mono L" style:font-size-asian="10pt" style:font-name-complex="Nimbus Mono L" style:font-size-complex="10pt" fo:hyphenate="false" fo:hyphenation-remain-char-count="2" fo:hyphenation-push-char-count="2"/>
    </style:style>
    <style:style style:name="Plain_20_Text" style:display-name="Plain Text" style:family="paragraph" style:parent-style-name="Standard">
      <style:text-properties style:font-name="Courier New" fo:font-size="10pt" fo:language="bg" fo:country="BG" style:font-size-asian="10pt" style:font-name-complex="Courier New"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Unix OpenOffice.org_project/680m5$Build-9073</meta:generator>
    <dc:title>Task D - Complex Analysis</dc:title>
    <meta:initial-creator>manev</meta:initial-creator>
    <meta:creation-date>2007-03-15T09:00:00</meta:creation-date>
    <dc:creator>milo</dc:creator>
    <dc:date>2007-03-31T13:58:38</dc:date>
    <dc:language>en-US</dc:language>
    <meta:editing-cycles>17</meta:editing-cycles>
    <meta:user-defined meta:name="Info 1"/>
    <meta:user-defined meta:name="Info 2"/>
    <meta:user-defined meta:name="Info 3"/>
    <meta:user-defined meta:name="Info 4"/>
    <meta:document-statistic meta:table-count="0" meta:image-count="0" meta:object-count="0" meta:page-count="1" meta:paragraph-count="14" meta:word-count="193" meta:character-count="1006"/>
  </office:meta>
</office:document-meta>
</file>